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ObjectReplacements/Object 7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 style:font-family-generic="roman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5" style:family="paragraph" style:parent-style-name="Standard">
      <style:text-properties style:font-name="Times New Roman" fo:font-style="normal" style:font-style-asian="normal" style:font-style-complex="normal"/>
    </style:style>
    <style:style style:name="P6" style:family="paragraph" style:parent-style-name="Standard">
      <style:text-properties style:font-name="Times New Roman" fo:font-style="normal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text-properties fo:font-style="normal" style:font-style-asian="normal" style:font-style-complex="normal"/>
    </style:style>
    <style:style style:name="P9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Times New Roman1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P11" style:family="paragraph" style:parent-style-name="Standard">
      <style:paragraph-properties fo:keep-with-next="always"/>
      <style:text-properties fo:font-weight="bold" style:font-weight-asian="bold" style:font-weight-complex="bold"/>
    </style:style>
    <style:style style:name="P12" style:family="paragraph" style:parent-style-name="Standard" style:master-page-name="">
      <style:paragraph-properties style:page-number="auto" fo:keep-with-next="always"/>
      <style:text-properties fo:font-weight="bold" style:font-weight-asian="bold" style:font-weight-complex="bold"/>
    </style:style>
    <style:style style:name="P13" style:family="paragraph" style:parent-style-name="Standard" style:list-style-name="L1">
      <style:text-properties fo:font-style="normal" style:font-style-asian="normal" style:font-style-complex="normal"/>
    </style:style>
    <style:style style:name="P14" style:family="paragraph" style:parent-style-name="Standard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super 58%" style:font-name="Times New Roman" style:font-name-asian="Times New Roman" style:font-name-complex="Times New Roman"/>
    </style:style>
    <style:style style:name="T5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8" style:family="text">
      <style:text-properties style:font-name="Times New Roman" fo:font-style="normal" style:font-style-asian="normal" style:font-style-complex="norm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font-name="Times New Roman1" style:font-name-asian="Times New Roman1" style:font-name-complex="Times New Roman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vanced Math: Notes on Lessons 25-28</text:p>
      <text:p text:style-name="P1">David A. Wheeler, 2012-09-26a</text:p>
      <text:p text:style-name="P9"/>
      <text:p text:style-name="P9">[Show off slide rules – which are based on logarithms]</text:p>
      <text:p text:style-name="P7"/>
      <text:p text:style-name="P2">Lesson 25: <text:s/>Age Problems/Rate Problems</text:p>
      <text:p text:style-name="P4">This one is straightforward; it shows two common types of word problem and how to solve them. <text:s/>Like any word problems, it’s important to first identify some unknowns. <text:s/>Assign them letters or subscripts, and <text:span text:style-name="T3">write down</text:span> what each one means so that you and later readers will know what you mean. <text:s/>Then write down the equations; it’s best to start by writing the equations as close as possible to their original form (e.g., where “is” and “are” translate to “=”), and <text:span text:style-name="T3">then</text:span> later adjust them.</text:p>
      <text:p text:style-name="P4"/>
      <text:p text:style-name="P4">Age problems look like “Five years ago, Alice was three times as old as Bob...”. <text:s/>You typically assign a symbol (e.g., letter) for each person, to represent their age. <text:s/>The key question is, age in <text:span text:style-name="T3">what year?</text:span> <text:s/>It’s often useful to make the variable be the age “now” - but whatever you choose, document it! <text:s/>It’s not a bad idea to then build up expressions in steps, like this:</text:p>
      <text:p text:style-name="P4">A = Alice’s age today</text:p>
      <text:p text:style-name="P4">B = Bob’s age today</text:p>
      <text:p text:style-name="P4">A – 5 = Alice’s age 5 years ago</text:p>
      <text:p text:style-name="P4">B – 5 = Bob’s age 5 years ago</text:p>
      <text:p text:style-name="P4">Now you can easily represent the first sentence: “Five years ago, Alice was three times as old as Bob”:</text:p>
      <text:p text:style-name="P4"><text:tab/><draw:frame draw:style-name="fr3" draw:name="Object6" text:anchor-type="as-char" svg:width="1.3626in" svg:height="0.1902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Once written, you can then rewrite it as A = 3B – 10; but only do that after writing the first one down.</text:p>
      <text:p text:style-name="P4">You could represent “Twenty years from now, Alice will be ten more than Bob’s age”, by noting:</text:p>
      <text:p text:style-name="P4">A + 20 = Alice’s age 20 years from now</text:p>
      <text:p text:style-name="P4">B + 20 = Bob’s age 20 years from now</text:p>
      <text:p text:style-name="P4">And then you can represent the whole thing easily as:</text:p>
      <text:p text:style-name="P4"><text:tab/><draw:frame draw:style-name="fr3" draw:name="Object7" text:anchor-type="as-char" svg:width="1.548in" svg:height="0.1902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Now we can use algebra. <text:s/>Substituting the first definition of “A” yields:</text:p>
      <text:p text:style-name="P4"><text:tab/>(3B – 10) + 20 = B + 30 <text:s/><text:span text:style-name="T13">→</text:span> <text:s text:c="2"/>2B + 10 = 30 <text:span text:style-name="T13">→ 2B = 20 <text:s/>→ <text:s/>B = 10</text:span></text:p>
      <text:p text:style-name="P10"><text:tab/>A = 3B – 10 <text:s/>= <text:s/>3(10) – 10 <text:s/>= 20</text:p>
      <text:p text:style-name="P4">So we have B=10 and A=20. <text:s/>But note that these are their <text:span text:style-name="T3">current</text:span> ages (we know this, because we carefully wrote that down at the beginning). <text:s/>If the question asks, “what will Bob’s age be 20 years from now” (perhaps not exactly in those words), then the answer would be 10+20=30, not 10!! <text:s/>In general, be careful that you answer what’s asked. <text:s/>However, that’s <text:span text:style-name="T3">especially</text:span> important in age problems, since there are many timeframes that the question might ask about &amp; it often isn’t “now”.</text:p>
      <text:p text:style-name="P4"/>
      <text:p text:style-name="P4">Rate problems are all about something being “accomplished” at a certain fixed rate. <text:s/>The “accomplishment” might be a distance traveled, the volume of water being put in a pool, the number of widgets made, the number of cars washed, the number of pies eaten, and so on. <text:s/>The rate is simply how much is accomplished, divided by the time to accomplish it. <text:s/>If people can work independently (e.g., they can make widgets separately), they may have different rates for accomplishments. <text:s/>E.G., if Alice can make 20 widgets in 2 hours, that’s 20/2 = 10 widgets/hour. <text:s/>If Bob can make 28 widgets in 2 hours, that’s 28/2 = 14 widgets/hour.</text:p>
      <text:p text:style-name="P4"/>
      <text:p text:style-name="P4">Now let’s say that the goal is to perform an accomplishment, e.g., make widgets. <text:s/>The number of accomplishments that can performed at a fixed rate by one performer is simply the rate of that <text:soft-page-break/>performer times the time that performer does it, that is:</text:p>
      <text:p text:style-name="P4"><text:tab/>Accomplishments = Rate x time</text:p>
      <text:p text:style-name="P4">So if Bob can make 14 widgets/hour, and Bob has 8 hours, that means Bob can make 14x8=112 widgets in that time.</text:p>
      <text:p text:style-name="P4"/>
      <text:p text:style-name="P4">If people are all working to perform a task, but they work strictly independently, you can add up their accomplishments separately, and the total is how much they do together. <text:s/>So if Bob works for 8 hours, and Alice works for 9 hours, at their respective rates together they can make this many widgets:</text:p>
      <text:p text:style-name="P4">Accomplishments = (Bob’s accomplishments in 8 hours) + (Alice’s accomplishments in 9 hours)</text:p>
      <text:p text:style-name="P4"><text:tab/>= 14x8 + 10x9 = 112 + 90 = 202 widgets.</text:p>
      <text:p text:style-name="P4"/>
      <text:p text:style-name="P4">If all the performers (workers) have the same rate, and do it for the same amount of time, you’d have:</text:p>
      <text:p text:style-name="P4"><text:tab/>Accomplishments = (Worker 1’s accomplishments) + (Worker 2’s) + (Worker 3’s) + …</text:p>
      <text:p text:style-name="P4"><text:tab/> <text:s/>= rate x time + rate x time + rate x time + ….</text:p>
      <text:p text:style-name="P4">but that’s just adding up the same value for “number of workers” times, so it’s really just:</text:p>
      <text:p text:style-name="P4"><text:tab/> <text:s/>= (rate) (number of workers)(time) = RWT</text:p>
      <text:p text:style-name="P4">So if 40 workers can on average make 6 widgets/hour, in 7 hours they can produce:</text:p>
      <text:p text:style-name="P4"><text:tab/>= (6 widgets/worker-hour) (40 workers)(7 hours) = 6 x 40 x 7 = 1680 widgets</text:p>
      <text:p text:style-name="P4"/>
      <text:p text:style-name="P6">Lesson 26: Log Form of Exponential / Logarithmic Equation</text:p>
      <text:p text:style-name="P8">What are logarithms? <text:s/>They’re a special operation that’s an “inverse” of exponentiation. <text:s/>This:</text:p>
      <text:p text:style-name="P4"><draw:frame draw:style-name="fr1" draw:name="Object4" text:anchor-type="as-char" svg:width="2.3819in" svg:height="0.207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means the same thing as:</text:p>
      <text:p text:style-name="P4"><draw:frame draw:style-name="fr2" draw:name="Object5" text:anchor-type="as-char" svg:y="-0.2091in" svg:width="2.628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9"><text:span text:style-name="T9">Why do we have logarithms? <text:s/>Well, one reason is that we need an “inverse” to solve some problems. <text:s/>Addition and subtraction are inverses of each other; multiplication and division are inverses of each other. <text:s/>We can already handle </text:span><text:span text:style-name="T11">some</text:span><text:span text:style-name="T7"> exponentiation problems. <text:s/>When</text:span><text:span text:style-name="T9"> you have to-the-power of a constant value:</text:span></text:p>
      <text:p text:style-name="P9"><text:span text:style-name="T9"><text:s text:c="2"/>n</text:span><text:span text:style-name="T4">3</text:span><text:span text:style-name="T9">=27</text:span></text:p>
      <text:p text:style-name="P4">you can use root-of with the same constant value to get the answer:</text:p>
      <text:p text:style-name="P4"><draw:frame draw:style-name="fr1" draw:name="Object1" text:anchor-type="as-char" svg:width="1.5228in" svg:height="0.227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But what happens if the unknown is in the power-of (or root-of) position? <text:s/>I.E., how do we solve this?:</text:p>
      <text:p text:style-name="P9"><text:span text:style-name="T9"><text:s text:c="2"/>3</text:span><text:span text:style-name="T4">n</text:span><text:span text:style-name="T9"> = 19683</text:span></text:p>
      <text:p text:style-name="P8"/>
      <text:p text:style-name="P8"><text:span text:style-name="T1">The answer is, “logarithms”. <text:s/>Logarithms are an inverse of the power-of operation. <text:s/></text:span>To solve this equation, you take the logarithm of both sides:</text:p>
      <text:p text:style-name="P8"><draw:frame draw:style-name="fr1" draw:name="Object2" text:anchor-type="as-char" svg:width="1.3484in" svg:height="0.424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8">Here are the two basic rules on logs and exponents:</text:p>
      <text:p text:style-name="P8"><draw:frame draw:style-name="fr1" draw:name="Object3" text:anchor-type="as-char" svg:width="3.439in" svg:height="0.2346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8"/>
      <text:p text:style-name="P8">Slide rules are based on logarithms, and until calculators were invented, logarithms were absolutely vital for solving practical problems.</text:p>
      <text:p text:style-name="P8"><text:soft-page-break/></text:p>
      <text:p text:style-name="P8"><text:span text:style-name="T1">The value “b” notated above is called the “base”. <text:s/>Common bases are 10, 2, and </text:span><text:span text:style-name="T3">e</text:span><text:span text:style-name="T1"> (2.71828....). <text:s/>Unfortunately, many documents omit the base and say “it’s obvious”, where in fact it’s </text:span><text:span text:style-name="T3">not</text:span><text:span text:style-name="T1"> obvious; this is due to a long history of different disciplines all using logarithms, but ending up with different conventions for the base. <text:s/>On most calculators, log() uses b=10; if you want base </text:span><text:span text:style-name="T3">e</text:span><text:span text:style-name="T1">, you use the ln() function instead. <text:s/></text:span>ISO standard<text:span text:style-name="T1"> 31-11:1992 (</text:span>Mathematical signs and symbols for use in physical sciences and technology) suggests these notations:</text:p>
      <text:list xml:id="list35446681" text:style-name="L1">
        <text:list-item>
          <text:p text:style-name="P13">ln(x) means log<text:span text:style-name="T12">e</text:span>(x), that is, base=e.</text:p>
        </text:list-item>
        <text:list-item>
          <text:p text:style-name="P13">lg(x) means log<text:span text:style-name="T12">10</text:span>(x), that is, base=10.</text:p>
        </text:list-item>
        <text:list-item>
          <text:p text:style-name="P13">lb(x) means log<text:span text:style-name="T12">2</text:span>(x), that is, base=2.</text:p>
        </text:list-item>
      </text:list>
      <text:p text:style-name="P8">In class, for now just always include the base (b) when writing a logarithm.</text:p>
      <text:p text:style-name="P8"/>
      <text:p text:style-name="P8">Computing “log<text:span text:style-name="T12">10</text:span> N” when N is 1 followed by zero or more 0s is easy; the answer is just the number of <text:s/>0s. <text:s/>So log<text:span text:style-name="T12">10</text:span> 1=0, log<text:span text:style-name="T12">10</text:span> 10=1, log<text:span text:style-name="T12">10</text:span> 100=2, log<text:span text:style-name="T12">10</text:span> 1000=3, and so on.</text:p>
      <text:p text:style-name="P8"/>
      <text:p text:style-name="P8">Logarithms are an example of a function that takes two parameters; on a spreadsheet, LOG(3, 10) is likely to produce log<text:span text:style-name="T12">10</text:span>3. <text:s/>Many calculators can’t compute logs to arbitrary bases; we’ll discuss later how to compute them in such cases.</text:p>
      <text:p text:style-name="P8"/>
      <text:p text:style-name="P11">Lesson 27: Related Angles / Signs of Trig Functions</text:p>
      <text:p text:style-name="P8"><text:span text:style-name="T1">This is straightforward. <text:s/>Remember, by convention positive angles go counterclockwise, so negative angles go clockwise. <text:s/>Adding or subtracting 360</text:span><text:span text:style-name="T8">°</text:span><text:span text:style-name="T1"> doesn’t change an angle (presuming that we’re only measuring direction, and not the number of rotations to get there); adding or subtracting 180</text:span><text:span text:style-name="T8">°</text:span><text:span text:style-name="T1"> reverses it.</text:span></text:p>
      <text:p text:style-name="P8"/>
      <text:p text:style-name="P12">Lesson 28: Factorial Notation / Abstract Rate Problems</text:p>
      <text:p text:style-name="P8">Factorials are easy; n! = n * (n-1) *....*1. <text:s/>So 5! = 5*4*3*2*1. <text:s/>On many computers it’s written in functional notation, e.g., FACT(n).</text:p>
      <text:p text:style-name="P8"/>
      <text:p text:style-name="P8"/>
      <text:p text:style-name="P3"><text:span text:style-name="T6">THIS WEEK: <text:s/></text:span>Work through lessons 25-28 this week (“Monday – Thursday”).</text:p>
      <text:p text:style-name="P3"/>
      <text:p text:style-name="P5"><text:span text:style-name="T6">Do home study test #6 this week</text:span><text:span text:style-name="T5"> (covers lessons 21-24), presumably on Friday. <text:s/>Please review your notes before taking it, and memorize what you need first. <text:s/></text:span><text:span text:style-name="T10">Show your work</text:span><text:span text:style-name="T5">, so can give partial credit. <text:s/></text:span><text:span text:style-name="T2">Have a parent grade it initially (to identify which ones are right or wrong), and </text:span>put it in the new mailbox on Sunday morning<text:span text:style-name="T2">. <text:s/>I intend to do the final grading, so that I can give partial credit (or full credit if it’s just an equivalent expressio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tarSymbol1" svg:font-family="StarSymbol"/>
    <style:font-face style:name="Times New Roman1" svg:font-family="'Times New Roman'" style:font-family-generic="roman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ahoma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Tahoma" style:font-size-asian="14pt" style:font-name-complex="Tahoma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3</text:page-number> of <text:page-count>3</text:page-count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e0fbe70-5879838-a0745b0-0cd1158-638b327</meta:generator>
    <meta:initial-creator>David A. Wheeler</meta:initial-creator>
    <meta:creation-date>2007-09-03T22:43:21</meta:creation-date>
    <dc:date>2012-09-26T15:39:18.05</dc:date>
    <meta:printed-by>David A. Wheeler</meta:printed-by>
    <meta:print-date>2007-09-17T17:32:47</meta:print-date>
    <dc:language>en-US</dc:language>
    <meta:editing-cycles>182</meta:editing-cycles>
    <meta:editing-duration>PT17H3M34S</meta:editing-duration>
    <meta:document-statistic meta:table-count="0" meta:image-count="0" meta:object-count="7" meta:page-count="3" meta:paragraph-count="66" meta:word-count="1328" meta:character-count="7423" meta:non-whitespace-character-count="607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ot>
          <math:msup>
            <math:mi>n</math:mi>
            <math:mn>3</math:mn>
          </math:msup>
          <math:mn>3</math:mn>
        </math:mroot>
        <math:mo math:stretchy="false">=</math:mo>
        <math:mroot>
          <math:mn>27</math:mn>
          <math:mn>3</math:mn>
        </math:mroot>
      </math:mrow>
      <math:mi/>
      <math:mo math:stretchy="false">→</math:mo>
      <math:mi/>
      <math:mrow>
        <math:mi>n</math:mi>
        <math:mo math:stretchy="false">=</math:mo>
        <math:mn>3</math:mn>
      </math:mrow>
    </math:mrow>
    <math:annotation math:encoding="StarMath 5.0">nroot 3 {n sup 3} = nroot 3 27  ~~rightarrow~~ n =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n>3</math:mn>
          </math:msub>
          <math:mrow>
            <math:msup>
              <math:mn>3</math:mn>
              <math:mi>n</math:mi>
            </math:msup>
            <math:mo math:stretchy="false">=</math:mo>
            <math:msub>
              <math:mi>log</math:mi>
              <math:mn>3</math:mn>
            </math:msub>
          </math:mrow>
          <math:mn>19683</math:mn>
        </math:mrow>
      </math:mtr>
      <math:mtr>
        <math:mrow>
          <math:mi>n</math:mi>
          <math:mo math:stretchy="false">=</math:mo>
          <math:mn>9</math:mn>
        </math:mrow>
      </math:mtr>
    </math:mtable>
    <math:annotation math:encoding="StarMath 5.0">log _3 3^n = log _3 19683 newline
n = 9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log</math:mi>
        <math:mi>b</math:mi>
      </math:msub>
      <math:mrow>
        <math:msup>
          <math:mi>b</math:mi>
          <math:mi>n</math:mi>
        </math:msup>
        <math:mo math:stretchy="false">=</math:mo>
        <math:mi>n</math:mi>
      </math:mrow>
      <math:mtext>and</math:mtext>
      <math:mrow>
        <math:msup>
          <math:mi>b</math:mi>
          <math:mrow>
            <math:msub>
              <math:mi>log</math:mi>
              <math:mi>b</math:mi>
            </math:msub>
            <math:mi>n</math:mi>
          </math:mrow>
        </math:msup>
        <math:mo math:stretchy="false">=</math:mo>
        <math:mi>n</math:mi>
      </math:mrow>
      <math:mi/>
      <math:mtext>where</math:mtext>
      <math:mrow>
        <math:mi>b</math:mi>
        <math:mo math:stretchy="false">&gt;</math:mo>
        <math:mn>0,</math:mn>
      </math:mrow>
      <math:mrow>
        <math:mi>b</math:mi>
        <math:mo math:stretchy="false">≠</math:mo>
        <math:mn>1,</math:mn>
      </math:mrow>
      <math:mrow>
        <math:mi>n</math:mi>
        <math:mo math:stretchy="false">&gt;</math:mo>
        <math:mn>0</math:mn>
      </math:mrow>
    </math:mrow>
    <math:annotation math:encoding="StarMath 5.0">log _b b^n = n  "and" b sup {log _b n} = n ~~~~~ "where" b &gt; 0, b &lt;&gt; 1, n &gt;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sup>
          <math:mi>b</math:mi>
          <math:mi>L</math:mi>
        </math:msup>
      </math:mrow>
      <math:mi/>
      <math:mtext>where</math:mtext>
      <math:mrow>
        <math:mi>b</math:mi>
        <math:mo math:stretchy="false">&gt;</math:mo>
        <math:mn>0,</math:mn>
      </math:mrow>
      <math:mrow>
        <math:mi>b</math:mi>
        <math:mo math:stretchy="false">≠</math:mo>
        <math:mn>1,</math:mn>
      </math:mrow>
      <math:mrow>
        <math:mi>n</math:mi>
        <math:mo math:stretchy="false">&gt;</math:mo>
        <math:mn>0</math:mn>
      </math:mrow>
    </math:mrow>
    <math:annotation math:encoding="StarMath 5.0">N = b^L ~~~~~ "where" b &gt; 0, b &lt;&gt; 1, n &gt;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log</math:mi>
        <math:mi>b</math:mi>
      </math:msub>
      <math:mrow>
        <math:mi>N</math:mi>
        <math:mo math:stretchy="false">=</math:mo>
        <math:mi>L</math:mi>
      </math:mrow>
      <math:mi/>
      <math:mtext>where</math:mtext>
      <math:mrow>
        <math:mi>b</math:mi>
        <math:mo math:stretchy="false">&gt;</math:mo>
        <math:mn>0,</math:mn>
      </math:mrow>
      <math:mrow>
        <math:mi>b</math:mi>
        <math:mo math:stretchy="false">≠</math:mo>
        <math:mn>1,</math:mn>
      </math:mrow>
      <math:mrow>
        <math:mi>n</math:mi>
        <math:mo math:stretchy="false">&gt;</math:mo>
        <math:mn>0</math:mn>
      </math:mrow>
    </math:mrow>
    <math:annotation math:encoding="StarMath 5.0">log _b N = L ~~~~~ "where" b &gt; 0, b &lt;&gt; 1, n &gt; 0</math:annotation>
  </math:semantics>
</math:math>
</file>

<file path=Object 6/content.xml><?xml version="1.0" encoding="utf-8"?>
<math xmlns="http://www.w3.org/1998/Math/MathML">
  <semantics>
    <mrow>
      <mrow>
        <mrow>
          <mo stretchy="false">(</mo>
          <mrow>
            <mrow>
              <mi>A</mi>
              <mo stretchy="false">−</mo>
              <mn>5</mn>
            </mrow>
          </mrow>
          <mo stretchy="false">)</mo>
        </mrow>
        <mo stretchy="false">=</mo>
        <mrow>
          <mn>3</mn>
          <mo stretchy="false">×</mo>
          <mrow>
            <mo stretchy="false">(</mo>
            <mrow>
              <mrow>
                <mi>B</mi>
                <mo stretchy="false">−</mo>
                <mn>5</mn>
              </mrow>
            </mrow>
            <mo stretchy="false">)</mo>
          </mrow>
        </mrow>
      </mrow>
    </mrow>
    <annotation encoding="StarMath 5.0">(A - 5) = 3 times (B - 5)</annotation>
  </semantics>
</math>
</file>

<file path=Object 7/content.xml><?xml version="1.0" encoding="utf-8"?>
<math xmlns="http://www.w3.org/1998/Math/MathML">
  <semantics>
    <mrow>
      <mrow>
        <mrow>
          <mo stretchy="false">(</mo>
          <mrow>
            <mrow>
              <mi>A</mi>
              <mo stretchy="false">+</mo>
              <mn>20</mn>
            </mrow>
          </mrow>
          <mo stretchy="false">)</mo>
        </mrow>
        <mo stretchy="false">=</mo>
        <mrow>
          <mrow>
            <mo stretchy="false">(</mo>
            <mrow>
              <mrow>
                <mi>B</mi>
                <mo stretchy="false">+</mo>
                <mn>20</mn>
              </mrow>
            </mrow>
            <mo stretchy="false">)</mo>
          </mrow>
          <mo stretchy="false">+</mo>
          <mn>10</mn>
        </mrow>
      </mrow>
    </mrow>
    <annotation encoding="StarMath 5.0">(A + 20) = (B + 20) + 10</annotation>
  </semantics>
</math>
</file>